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498cm" table:align="left"/>
    </style:style>
    <style:style style:name="Table1.A" style:family="table-column">
      <style:table-column-properties style:column-width="0.924cm"/>
    </style:style>
    <style:style style:name="Table1.B" style:family="table-column">
      <style:table-column-properties style:column-width="4.57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498cm" table:align="left"/>
    </style:style>
    <style:style style:name="Table2.A" style:family="table-column">
      <style:table-column-properties style:column-width="0.924cm"/>
    </style:style>
    <style:style style:name="Table2.B" style:family="table-column">
      <style:table-column-properties style:column-width="4.57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498cm" table:align="left"/>
    </style:style>
    <style:style style:name="Table3.A" style:family="table-column">
      <style:table-column-properties style:column-width="0.924cm"/>
    </style:style>
    <style:style style:name="Table3.B" style:family="table-column">
      <style:table-column-properties style:column-width="4.574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5.498cm" table:align="left"/>
    </style:style>
    <style:style style:name="Table4.A" style:family="table-column">
      <style:table-column-properties style:column-width="0.924cm"/>
    </style:style>
    <style:style style:name="Table4.B" style:family="table-column">
      <style:table-column-properties style:column-width="4.574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5.498cm" table:align="left"/>
    </style:style>
    <style:style style:name="Table5.A" style:family="table-column">
      <style:table-column-properties style:column-width="0.924cm"/>
    </style:style>
    <style:style style:name="Table5.B" style:family="table-column">
      <style:table-column-properties style:column-width="4.574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5.498cm" table:align="left"/>
    </style:style>
    <style:style style:name="Table6.A" style:family="table-column">
      <style:table-column-properties style:column-width="0.924cm"/>
    </style:style>
    <style:style style:name="Table6.B" style:family="table-column">
      <style:table-column-properties style:column-width="4.574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5.498cm" table:align="left"/>
    </style:style>
    <style:style style:name="Table7.A" style:family="table-column">
      <style:table-column-properties style:column-width="0.924cm"/>
    </style:style>
    <style:style style:name="Table7.B" style:family="table-column">
      <style:table-column-properties style:column-width="4.574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5.498cm" table:align="left"/>
    </style:style>
    <style:style style:name="Table8.A" style:family="table-column">
      <style:table-column-properties style:column-width="0.924cm"/>
    </style:style>
    <style:style style:name="Table8.B" style:family="table-column">
      <style:table-column-properties style:column-width="4.574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5.498cm" table:align="left"/>
    </style:style>
    <style:style style:name="Table9.A" style:family="table-column">
      <style:table-column-properties style:column-width="0.924cm"/>
    </style:style>
    <style:style style:name="Table9.B" style:family="table-column">
      <style:table-column-properties style:column-width="4.574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AML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Aristóteles Sandova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rlos Navarret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Gustavo Mader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Luis Videgara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Marcelo Ebrar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Margarita Zaval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M.A. Mancer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M.A. Osorio Cho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AMLO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Aristóteles Sandoval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Carlos Navarrete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Gustavo Madero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Luis Videgaray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Marcelo Ebrard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Margarita Zavala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M.A. Mancera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M.A. Osorio Chong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AMLO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Aristóteles Sandoval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Carlos Navarrete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Gustavo Madero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Luis Videgaray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Marcelo Ebrard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Margarita Zavala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M.A. Mancera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M.A. Osorio Chong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AMLO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Aristóteles Sandoval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Carlos Navarrete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Gustavo Madero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Luis Videgaray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Marcelo Ebrard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Margarita Zavala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M.A. Mancera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M.A. Osorio Chong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/>
          </table:table-cell>
          <table:table-cell table:style-name="Table5.B1" office:value-type="string">
            <text:p text:style-name="P1">AMLO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Aristóteles Sandoval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Carlos Navarrete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Gustavo Madero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Luis Videgaray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Marcelo Ebrard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Margarita Zavala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M.A. Mancera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M.A. Osorio Chong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AMLO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Aristóteles Sandoval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Carlos Navarrete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Gustavo Madero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Luis Videgaray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Marcelo Ebrard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Margarita Zavala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M.A. Mancera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M.A. Osorio Chong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AMLO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Aristóteles Sandoval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Carlos Navarrete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Gustavo Madero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Luis Videgaray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Marcelo Ebrard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Margarita Zavala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M.A. Mancera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M.A. Osorio Chong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/>
          </table:table-cell>
          <table:table-cell table:style-name="Table8.B1" office:value-type="string">
            <text:p text:style-name="P1">AMLO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Aristóteles Sandoval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Carlos Navarrete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Gustavo Madero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Luis Videgaray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Marcelo Ebrard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Margarita Zavala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M.A. Mancera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M.A. Osorio Chong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Rafael Moreno Valle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/>
          </table:table-cell>
          <table:table-cell table:style-name="Table9.B1" office:value-type="string">
            <text:p text:style-name="P1">AMLO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Aristóteles Sandoval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Carlos Navarrete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Gustavo Madero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Luis Videgaray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Marcelo Ebrard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Margarita Zavala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M.A. Mancera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M.A. Osorio Chong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Rafael Moreno V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columns fo:column-count="3" fo:column-gap="0cm">
          <style:column style:rel-width="4524*" fo:start-indent="0cm" fo:end-indent="0cm"/>
          <style:column style:rel-width="4524*" fo:start-indent="0cm" fo:end-indent="0cm"/>
          <style:column style:rel-width="4524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24T18:07:50.28</meta:creation-date>
    <meta:document-statistic meta:table-count="9" meta:image-count="0" meta:object-count="0" meta:page-count="1" meta:paragraph-count="90" meta:word-count="189" meta:character-count="1314"/>
    <dc:date>2013-10-24T18:11:33.76</dc:date>
    <dc:creator>Eric Magar</dc:creator>
    <meta:editing-duration>PT3M45S</meta:editing-duration>
    <meta:editing-cycles>1</meta:editing-cycles>
    <meta:generator>OpenOffice/4.0.0$Win32 OpenOffice.org_project/400m3$Build-9702</meta:generator>
  </office:meta>
</office:document-meta>
</file>